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9e10" officeooo:paragraph-rsid="000d9e10"/>
    </style:style>
    <style:style style:name="P2" style:family="paragraph" style:parent-style-name="Standard">
      <style:text-properties fo:color="#000000" style:font-name="Monospace" fo:font-size="10pt" officeooo:rsid="000d9e10" officeooo:paragraph-rsid="000d9e10" style:font-size-asian="10pt"/>
    </style:style>
    <style:style style:name="P3" style:family="paragraph" style:parent-style-name="Standard">
      <style:text-properties fo:color="#000000" style:font-name="Liberation Serif" fo:font-size="12pt" officeooo:rsid="000d9e10" officeooo:paragraph-rsid="000d9e10" style:font-size-asian="12pt" style:font-size-complex="12pt"/>
    </style:style>
    <style:style style:name="P4" style:family="paragraph" style:parent-style-name="Standard">
      <style:text-properties officeooo:rsid="0010d2c2" officeooo:paragraph-rsid="0010d2c2"/>
    </style:style>
    <style:style style:name="P5" style:family="paragraph" style:parent-style-name="Standard">
      <style:text-properties officeooo:rsid="000d9e10" officeooo:paragraph-rsid="000d9e10"/>
    </style:style>
    <style:style style:name="P6" style:family="paragraph" style:parent-style-name="Standard">
      <style:text-properties style:text-underline-style="solid" style:text-underline-width="auto" style:text-underline-color="font-color" officeooo:rsid="0010d2c2" officeooo:paragraph-rsid="0010d2c2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officeooo:rsid="0010d2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 incluimos aquí el resultado de los 2 grafos, ya que los hemos hecho a partir de escribirlos en un fichero, por facilidad mas que nada, el nombre de estos ficheros es “grafo 1.data” y “grafo 2.data“ :</text:p>
      <text:p text:style-name="P4"/>
      <text:p text:style-name="P4"/>
      <text:p text:style-name="P4">Grafo 1:</text:p>
      <text:p text:style-name="P4"><text:span text:style-name="T1">TOP 10</text:span></text:p>
      <text:p text:style-name="P8"><text:span text:style-name="T1">A--&gt;0.38125000000000003</text:span></text:p>
      <text:p text:style-name="P8"><text:span text:style-name="T1">C--&gt;0.30625</text:span></text:p>
      <text:p text:style-name="P8"><text:span text:style-name="T1">B--&gt;0.15624999999999997</text:span></text:p>
      <text:p text:style-name="P8"><text:span text:style-name="T1">D--&gt;0.15624999999999997</text:span></text:p>
      <text:p text:style-name="P8"><text:span text:style-name="T1">--&gt;0.0</text:span></text:p>
      <text:p text:style-name="P8"><text:span text:style-name="T1">--&gt;0.0</text:span></text:p>
      <text:p text:style-name="P8"><text:span text:style-name="T1">--&gt;0.0</text:span></text:p>
      <text:p text:style-name="P8"><text:span text:style-name="T1">--&gt;0.0</text:span></text:p>
      <text:p text:style-name="P8"><text:span text:style-name="T1">--&gt;0.0</text:span></text:p>
      <text:p text:style-name="P4"><text:span text:style-name="T1">--&gt;0.0</text:span></text:p>
      <text:p text:style-name="P1"/>
      <text:p text:style-name="P4">Grafo 2:</text:p>
      <text:p text:style-name="P4"><text:span text:style-name="T1">TOP 10</text:span></text:p>
      <text:p text:style-name="P8"><text:span text:style-name="T1">C--&gt;0.35000000000000003</text:span></text:p>
      <text:p text:style-name="P8"><text:span text:style-name="T1">B--&gt;0.35000000000000003</text:span></text:p>
      <text:p text:style-name="P8"><text:span text:style-name="T1">A--&gt;0.17</text:span></text:p>
      <text:p text:style-name="P8"><text:span text:style-name="T1">D--&gt;0.11000000000000001</text:span></text:p>
      <text:p text:style-name="P8"><text:span text:style-name="T1">E--&gt;0.02</text:span></text:p>
      <text:p text:style-name="P8"><text:span text:style-name="T1">--&gt;0.0</text:span></text:p>
      <text:p text:style-name="P8"><text:span text:style-name="T1">--&gt;0.0</text:span></text:p>
      <text:p text:style-name="P8"><text:span text:style-name="T1">--&gt;0.0</text:span></text:p>
      <text:p text:style-name="P8"><text:span text:style-name="T1">--&gt;0.0</text:span></text:p>
      <text:p text:style-name="P4"><text:span text:style-name="T1">-→0.0</text:span></text:p>
      <text:p text:style-name="P6"><text:span text:style-name="T1"/></text:p>
      <text:p text:style-name="P1">Page rank para una <text:span text:style-name="T2">iteración</text:span> las distintas colecciones:</text:p>
      <text:p text:style-name="P4"/>
      <text:p text:style-name="P1"/>
      <text:p text:style-name="P1">LINKS_1K</text:p>
      <text:p text:style-name="P1"/>
      <text:p text:style-name="P2">TOP 10</text:p>
      <text:p text:style-name="P7">clueweb09-en0004-68-17975--&gt;9.084284471721454E-4</text:p>
      <text:p text:style-name="P7">clueweb09-en0004-68-17897--&gt;9.084284471721454E-4</text:p>
      <text:p text:style-name="P7">clueweb09-en0007-07-04652--&gt;8.787045894778883E-4</text:p>
      <text:p text:style-name="P7">clueweb09-en0002-80-09433--&gt;8.756143225191489E-4</text:p>
      <text:p text:style-name="P7">clueweb09-en0011-32-17734--&gt;8.73769707428831E-4</text:p>
      <text:p text:style-name="P7">clueweb09-en0005-08-38587--&gt;8.519395862066103E-4</text:p>
      <text:p text:style-name="P7">clueweb09-en0009-30-02725--&gt;8.510194546482448E-4</text:p>
      <text:p text:style-name="P7">clueweb09-en0009-30-02723--&gt;8.510194546482448E-4</text:p>
      <text:p text:style-name="P7">clueweb09-en0000-40-14160--&gt;8.510194546482448E-4</text:p>
      <text:p text:style-name="P2">clueweb09-en0009-30-02726-→8.510194546482448E-4</text:p>
      <text:p text:style-name="P2"/>
      <text:p text:style-name="P2"/>
      <text:p text:style-name="P3">LINKS_10K</text:p>
      <text:p text:style-name="P2"/>
      <text:p text:style-name="P2">TOP 10</text:p>
      <text:p text:style-name="P7">clueweb09-en0010-84-30354--&gt;1.3394319350343563E-4</text:p>
      <text:p text:style-name="P7">clueweb09-en0010-84-30369--&gt;1.2521666714875303E-4</text:p>
      <text:p text:style-name="P7">clueweb09-en0008-98-03072--&gt;1.0997658952880929E-4</text:p>
      <text:p text:style-name="P7">clueweb09-en0000-00-07680--&gt;1.0611193258282443E-4</text:p>
      <text:p text:style-name="P7"><text:soft-page-break/>clueweb09-en0000-00-07677--&gt;1.0611193258282443E-4</text:p>
      <text:p text:style-name="P7">clueweb09-en0008-98-03040--&gt;1.0309213677486613E-4</text:p>
      <text:p text:style-name="P7">clueweb09-en0010-84-30385--&gt;1.0055434529425329E-4</text:p>
      <text:p text:style-name="P7">clueweb09-en0000-00-07687--&gt;1.0048617340841468E-4</text:p>
      <text:p text:style-name="P7">clueweb09-en0002-20-23818--&gt;9.92938454890042E-5</text:p>
      <text:p text:style-name="P2">clueweb09-en0000-00-07700--&gt;9.85276223642641E-5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3:26:41.305918166</meta:creation-date>
    <dc:date>2016-04-06T11:37:35.579495540</dc:date>
    <meta:editing-duration>PT5M12S</meta:editing-duration>
    <meta:editing-cycles>2</meta:editing-cycles>
    <meta:generator>LibreOffice/5.0.4.2$Linux_X86_64 LibreOffice_project/00m0$Build-2</meta:generator>
    <dc:creator>TRON </dc:creator>
    <meta:document-statistic meta:table-count="0" meta:image-count="0" meta:object-count="0" meta:page-count="2" meta:paragraph-count="50" meta:word-count="138" meta:character-count="1508" meta:non-whitespace-character-count="1458"/>
  </office:meta>
</office:document-meta>
</file>